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fo:break-before="page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>
      <style:text-properties style:font-name="Liberation Sans" fo:font-size="18pt" style:font-size-asian="18pt" style:font-size-complex="18pt"/>
    </style:style>
    <style:style style:name="P24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6" style:family="paragraph" style:parent-style-name="Table_20_Contents" style:list-style-name="L36">
      <style:paragraph-properties fo:text-align="justify" style:justify-single-word="false"/>
    </style:style>
    <style:style style:name="P26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8" style:family="paragraph" style:parent-style-name="Table_20_Contents" style:list-style-name="L57"/>
    <style:style style:name="P269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style:text-underline-style="none"/>
    </style:style>
    <style:style style:name="T12" style:family="text">
      <style:text-properties style:font-name="Liberation Sans" style:text-underline-style="none" fo:background-color="#f9f9f9"/>
    </style:style>
    <style:style style:name="T13" style:family="text">
      <style:text-properties style:font-name="Liberation Sans" style:text-underline-style="none" fo:font-weight="normal" style:font-weight-asian="normal" style:font-weight-complex="normal"/>
    </style:style>
    <style:style style:name="T14" style:family="text">
      <style:text-properties style:font-name="Liberation Sans" style:text-underline-style="none" fo:font-weight="normal" fo:background-color="#ffff00" style:font-weight-asian="normal" style:font-weight-complex="normal"/>
    </style:style>
    <style:style style:name="T15" style:family="text">
      <style:text-properties style:font-name="Liberation Sans" style:text-underline-style="none" fo:font-weight="normal" fo:background-color="#ff00ff" style:font-weight-asian="normal" style:font-weight-complex="normal"/>
    </style:style>
    <style:style style:name="T16" style:family="text">
      <style:text-properties style:font-name="Liberation Sans" fo:language="en" fo:country="US"/>
    </style:style>
    <style:style style:name="T1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20" style:family="text">
      <style:text-properties style:font-name="Liberation Sans" fo:font-size="18pt" style:text-underline-style="none" fo:font-weight="normal" fo:background-color="#ff00ff" style:font-size-asian="18pt" style:font-weight-asian="normal" style:font-size-complex="18pt" style:font-weight-complex="normal"/>
    </style:style>
    <style:style style:name="T21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2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5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6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fo:background-color="#ffff00"/>
    </style:style>
    <style:style style:name="T2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1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32" style:family="text">
      <style:text-properties fo:font-style="italic" fo:background-color="#ffff00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background-color="#ffff00"/>
    </style:style>
    <style:style style:name="T35" style:family="text">
      <style:text-properties fo:color="#ff0000"/>
    </style:style>
    <style:style style:name="T36" style:family="text">
      <style:text-properties fo:color="#ff0000" fo:background-color="transparent"/>
    </style:style>
    <style:style style:name="T37" style:family="text">
      <style:text-properties fo:color="#00ff00"/>
    </style:style>
    <style:style style:name="T38" style:family="text">
      <style:text-properties style:use-window-font-color="true"/>
    </style:style>
    <style:style style:name="T39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40" style:family="text">
      <style:text-properties style:font-name-asian="Liberation Sans1" style:font-name-complex="Liberation Sans1"/>
    </style:style>
    <style:style style:name="T41" style:family="text">
      <style:text-properties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text-underline-style="none" style:font-style-asian="normal" style:font-style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none"/>
    </style:style>
    <style:style style:name="T46" style:family="text">
      <style:text-properties style:font-name="Liberation Sans2"/>
    </style:style>
    <style:style style:name="T47" style:family="text">
      <style:text-properties style:font-name="Liberation Sans1" style:font-name-asian="Liberation Sans1" style:font-name-complex="Liberation Sans1"/>
    </style:style>
    <style:style style:name="T48" style:family="text">
      <style:text-properties fo:color="#ff00ff"/>
    </style:style>
    <style:style style:name="T4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50" style:family="text">
      <style:text-properties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51" style:family="text">
      <style:text-properties fo:font-size="18pt" style:text-underline-style="none" fo:font-weight="normal" fo:background-color="#ff00ff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3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54" style:family="text">
      <style:text-properties style:font-name="Liberation Sans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55" style:family="text">
      <style:text-properties style:font-name="Liberation Sans" fo:font-size="18pt" style:text-underline-style="none" fo:font-weight="normal" fo:background-color="#ff00ff" style:font-size-asian="18pt" style:font-weight-asian="normal" style:font-size-complex="18pt" style:font-weight-complex="normal"/>
    </style:style>
    <style:style style:name="T56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140117693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88394228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536321574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946866168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820297843" text:style-name="L5">
        <text:list-header>
          <text:p text:style-name="P249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560841354" text:style-name="L6">
        <text:list-header>
          <text:p text:style-name="P250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1588626062" text:style-name="L7">
        <text:list-item>
          <text:p text:style-name="P216">консольные утилиты </text:p>
        </text:list-item>
      </text:list>
      <text:list xml:id="list1708017903" text:style-name="L8">
        <text:list-item>
          <text:p text:style-name="P237"><text:span text:style-name="T23">gui (tk) –</text:span><text:span text:style-name="T23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23">irb – интерактивный руби </text:span><text:span text:style-name="T23">(REPL - read, evaluate, print, loop)</text:span></text:p>
      <text:p text:style-name="P28"/>
      <text:p text:style-name="P43"><text:span text:style-name="T23">&gt;&gt;&gt; Демонстрация, </text:span><text:span text:style-name="T23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23">Полезные </text:span><text:span text:style-name="T23">утилиты – ri</text:span></text:p>
      <text:p text:style-name="P36"/>
      <text:p text:style-name="P43"><text:span text:style-name="T23">ri – (ruby informat</text:span><text:span text:style-name="T23">i</text:span><text:span text:style-name="T23">on) – </text:span><text:span text:style-name="T23">справочная </text:span><text:span text:style-name="T23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23">&gt;&gt;&gt; Объяснить, что они видят в следующем задании. </text:span><text:span text:style-name="T23">один и тот же метод определен в разных классах.</text:span></text:p>
      <text:p text:style-name="P10">&gt;&gt;&gt; <text:span text:style-name="T27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7">Имена </text:span><text:span text:style-name="T27">переменных и констант состоят из:</text:span></text:p>
      <text:list xml:id="list2125033558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7"><text:tab/></text:span><text:span text:style-name="T29">S</text:span><text:span text:style-name="T27">tring, Array</text:span><text:span text:style-name="T28">, Hash</text:span></text:p>
      <text:p text:style-name="P25"><text:tab/>Enumerable, Comparable</text:p>
      <text:p text:style-name="P2"><text:span text:style-name="T27"><text:tab/></text:span><text:span text:style-name="T29">M</text:span><text:span text:style-name="T27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801765581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25">Как именуются константы, опишите это регулярным выражением. </text:span><text:span text:style-name="T25">Ответ:</text:span><text:span text:style-name="T25"> [A-Z][A-Za-z_0-9]</text:span></text:p>
        </text:list-item>
        <text:list-item>
          <text:p text:style-name="P238"><text:span text:style-name="T25">Назовите константы, испол</text:span><text:span text:style-name="T25">ь</text:span><text:span text:style-name="T25">зу</text:span><text:span text:style-name="T25">я</text:span><text:span text:style-name="T25"> кот</text:span><text:span text:style-name="T25">о</text:span><text:span text:style-name="T25">рые можно вывести данные в пото</text:span><text:span text:style-name="T25">к</text:span><text:span text:style-name="T25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556202109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745034212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592275913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349468270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992437105" text:style-name="L15">
        <text:list-item>
          <text:p text:style-name="P224">тип переменной задается сразу</text:p>
          <text:p text:style-name="P254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896658041" text:continue-numbering="true" text:style-name="L15">
        <text:list-header>
          <text:p text:style-name="P253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740937634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34">expression-that-is-</text:span><text:span text:style-name="T32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6">us</text:span><text:span text:style-name="T36">e</text:span><text:span text:style-name="T36">r</text:span>/bin/ruby</text:p>
      <text:p text:style-name="P2"/>
      <text:p text:style-name="P2">while line = gets</text:p>
      <text:p text:style-name="P2"><text:s text:c="4"/><text:span text:style-name="T34">line = </text:span><text:span text:style-name="T34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6">elseif</text:span> line &lt; 0 <text:s/><text:span text:style-name="T35"># line is a string</text:span></text:p>
      <text:p text:style-name="P2"><text:s text:c="7"/>puts line + “ is a negative number”</text:p>
      <text:p text:style-name="P2"><text:s text:c="4"/><text:span text:style-name="T35">elseif</text:span> line == “0”</text:p>
      <text:p text:style-name="P2"><text:s text:c="7"/>puts line + “ is zero”</text:p>
      <text:p text:style-name="P2"><text:s text:c="4"/><text:span text:style-name="T35">elseif</text:span> # should be else</text:p>
      <text:p text:style-name="P2"><text:s text:c="7"/>puts “#{line} is a negative number”</text:p>
      <text:p text:style-name="P2"><text:s text:c="4"/># <text:span text:style-name="T35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1638683612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738617134" text:style-name="L18">
        <text:list-item>
          <text:p text:style-name="P255">В двойных/одинарных кавычках это … ? – String</text:p>
        </text:list-item>
        <text:list-item>
          <text:p text:style-name="P255">В квадратных скобках это … ? – Array</text:p>
        </text:list-item>
        <text:list-item>
          <text:p text:style-name="P255">В фигурный скобках это ... ? -- Hash</text:p>
        </text:list-item>
        <text:list-item>
          <text:p text:style-name="P255">Как задать диапазон? – .. или ...</text:p>
        </text:list-item>
      </text:list>
      <text:list xml:id="list2003649783" text:continue-list="list1638683612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858261481" text:style-name="L19">
        <text:list-item>
          <text:p text:style-name="P256">ответ: &lt; &gt; == !=</text:p>
        </text:list-item>
      </text:list>
      <text:list xml:id="list1994706116" text:continue-list="list2003649783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37">NP</text:span>)</text:p>
          </table:table-cell>
          <table:table-cell table:style-name="Table3.C2" office:value-type="string">
            <text:p text:style-name="P144">False (<text:span text:style-name="T37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35">NP</text:span>)</text:p>
          </table:table-cell>
          <table:table-cell table:style-name="Table3.C2" office:value-type="string">
            <text:p text:style-name="P143">tp: <text:span text:style-name="T35">NP</text:span> = <text:span text:style-name="T37">NP</text:span></text:p>
          </table:table-cell>
          <table:table-cell table:style-name="Table3.C2" office:value-type="string">
            <text:p text:style-name="P143">fp: <text:span text:style-name="T35">NP</text:span> != <text:span text:style-name="T37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35">non-NP</text:span>)</text:p>
          </table:table-cell>
          <table:table-cell table:style-name="Table3.C2" office:value-type="string">
            <text:p text:style-name="P143">fn: <text:span text:style-name="T35">non-NP </text:span><text:span text:style-name="T38">!= </text:span><text:span text:style-name="T37">NP</text:span></text:p>
          </table:table-cell>
          <table:table-cell table:style-name="Table3.C2" office:value-type="string">
            <text:p text:style-name="P143"><text:span text:style-name="T38">tn: </text:span><text:span text:style-name="T35">non-NP</text:span> = <text:span text:style-name="T37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1639508871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1331927639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020582406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1893704488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33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40">Вопрос: </text:span><text:span text:style-name="T40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40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835927052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2150006752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771177461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957302496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34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41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472206147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33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34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529186987" text:style-name="L29">
        <text:list-item>
          <text:p text:style-name="P258">lesson.10.tar.bz2</text:p>
        </text:list-item>
      </text:list>
      <text:p text:style-name="P147"/>
      <text:p text:style-name="P150">Вопросы</text:p>
      <text:p text:style-name="P150"/>
      <text:list xml:id="list532455559" text:style-name="L30">
        <text:list-item>
          <text:p text:style-name="P261">Сколько времени ушло на ДЗ на этой неделе?</text:p>
        </text:list-item>
        <text:list-item>
          <text:p text:style-name="P261">Просмотрели ли презентацию до конца и есть ли вопросы? Что стоит рассмотреть сейчас?</text:p>
        </text:list-item>
        <text:list-item>
          <text:p text:style-name="P261">Что общего в методах, имена которых оканчиваются на знак вопроса?</text:p>
        </text:list-item>
        <text:list-item>
          <text:p text:style-name="P261">О чем говорит знак ! в имени метода?</text:p>
        </text:list-item>
        <text:list-item>
          <text:p text:style-name="P261">Все ли методы, оканчивающиеся на ! изменяют объект, к которому применяются?</text:p>
        </text:list-item>
        <text:list-item>
          <text:p text:style-name="P261">Назовите какие-нибудь методы объектов класса Array? И что они делают?</text:p>
        </text:list-item>
        <text:list-item>
          <text:p text:style-name="P261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259460008" text:style-name="L31">
        <text:list-item>
          <text:p text:style-name="P262">lengths.with_cp1252 - <text:s/>длины вычислены неправильно</text:p>
        </text:list-item>
        <text:list-item>
          <text:p text:style-name="P26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1639709659" text:style-name="L32">
        <text:list-item>
          <text:p text:style-name="P264">Как определить каждое 10е предложение в тексте?</text:p>
        </text:list-item>
        <text:list-item>
          <text:p text:style-name="P264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291254766" text:style-name="L33">
        <text:list-item>
          <text:p text:style-name="P259">глобальная переменная @nth</text:p>
        </text:list-item>
        <text:list-item>
          <text:p text:style-name="P259">внешняя библиотека optparse</text:p>
        </text:list-item>
        <text:list-item>
          <text:p text:style-name="P259">опция --help</text:p>
        </text:list-item>
        <text:list-item>
          <text:p text:style-name="P259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1766186561" text:style-name="L34">
        <text:list-item>
          <text:p text:style-name="P257">map <text:s text:c="5"/><text:span text:style-name="T43">map!</text:span></text:p>
        </text:list-item>
        <text:list-item>
          <text:p text:style-name="P257">collect <text:s text:c="2"/><text:span text:style-name="T43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33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34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41">Домашнее</text:span><text:span text:style-name="T34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445532890" text:continue-list="list1529186987" text:style-name="L29">
        <text:list-item>
          <text:p text:style-name="P258">lesson.11.tar.bz2</text:p>
        </text:list-item>
      </text:list>
      <text:p text:style-name="P147"/>
      <text:p text:style-name="P150">Вопросы</text:p>
      <text:p text:style-name="P150"/>
      <text:list xml:id="list409497159" text:style-name="L35">
        <text:list-item>
          <text:p text:style-name="P263">Сколько времени ушло на ДЗ на этой неделе?</text:p>
        </text:list-item>
        <text:list-item>
          <text:p text:style-name="P263">Для чего предназначен Array#map?</text:p>
        </text:list-item>
        <text:list-item>
          <text:p text:style-name="P263">Есть ли парный опасный метод Array#map! ?</text:p>
        </text:list-item>
        <text:list-item>
          <text:p text:style-name="P263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41">Даны среднемесячные температуры в г. Надыме. Как</text:span> <text:span text:style-name="T41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41"><text:s/>temperatures</text:span><text:span text:style-name="T41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41"><text:s/></text:span><text:span text:style-name="T41">temp</text:span><text:span text:style-name="T41">eratures</text:span><text:span text:style-name="T41">.select {|temp| temp &gt; 0} </text:span></text:p>
      <text:p text:style-name="P161"><text:s/>#=&gt; [1.2, 10.6, 16.0, 12.1, 4.9]</text:p>
      <text:p text:style-name="P162"><text:span text:style-name="T41">то есть, </text:span><text:span text:style-name="T2">массив</text:span><text:span text:style-name="T41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606566843" text:continue-list="list1445532890" text:style-name="L29">
        <text:list-item>
          <text:p text:style-name="P258">lesson.12.tar.bz2</text:p>
        </text:list-item>
      </text:list>
      <text:p text:style-name="P147"/>
      <text:p text:style-name="P151">Вопросы</text:p>
      <text:list xml:id="list934473941" text:style-name="L36">
        <text:list-header>
          <text:p text:style-name="P265"/>
        </text:list-header>
        <text:list-item>
          <text:p text:style-name="P26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0">Метод sort оперирует двумя аргументами (они в |a,b|). Что это за аргументы?</text:p>
        </text:list-item>
        <text:list-item>
          <text:p text:style-name="P26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0">Как Array#sort отсортирует массив массивов?</text:p>
        </text:list-item>
        <text:list-item>
          <text:p text:style-name="P260">Чем отличается Array#sort_by от Array#sort ?</text:p>
        </text:list-item>
        <text:list-item>
          <text:p text:style-name="P260">Чем отличаются методы Array#all? и Array#any?</text:p>
        </text:list-item>
        <text:list-item>
          <text:p text:style-name="P267"><text:span text:style-name="T16">Какими способами можно установить, что некоторый элемент присутс</text:span><text:span text:style-name="T16">т</text:span><text:span text:style-name="T16">вует в массиве? – <text:s/>(include?/member? → boolean, Array#index/</text:span><text:span text:style-name="T16">#rindex</text:span><text:span text:style-name="T16"> → position, find → сам элемент)</text:span></text:p>
        </text:list-item>
        <text:list-item>
          <text:p text:style-name="P267"><text:span text:style-name="T16">Какие из этих методом принимают блок и зачем? </text:span><text:span text:style-name="T16">- index/rindex/find. чтобы задавать более сложное условие, а не буквальное равенство.</text:span></text:p>
        </text:list-item>
        <text:list-item>
          <text:p text:style-name="P267"><text:span text:style-name="T16">Правда ли, что метод index есть только у массивов? - нет, он есть и у String (см. </text:span><text:span text:style-name="T16">ri index</text:span><text:span text:style-name="T16">)</text:span></text:p>
        </text:list-item>
        <text:list-item>
          <text:p text:style-name="P260">Почему Array#index/rindex/find можно использовать в условиях? - они возвращают nil, если ничего не найдено</text:p>
        </text:list-item>
        <text:list-item>
          <text:p text:style-name="P267"><text:span text:style-name="T16">Чем отличается Array#find от Array#select</text:span><text:span text:style-name="T16">?</text:span></text:p>
        </text:list-item>
        <text:list-item>
          <text:p text:style-name="P26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49949246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968528200" text:style-name="L38">
        <text:list-item>
          <text:p text:style-name="P239"><text:span text:style-name="T11">по </text:span><text:span text:style-name="T11">значению (по </text:span><text:span text:style-name="T11">копии</text:span><text:span text:style-name="T11">)</text:span></text:p>
        </text:list-item>
        <text:list-item>
          <text:p text:style-name="P239"><text:span text:style-name="T11">по </text:span><text:span text:style-name="T11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465413175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97904136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593215112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67912232" text:continue-list="list97904136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992020263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324172763" text:continue-list="list1167912232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813343327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2155896004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4409864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628701764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719754969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1773498456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337723877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400937782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33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878428456" text:continue-list="list465413175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1235928658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39">как использовать модуль? </text:span><text:span text:style-name="T39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33">неупорядоченная </text:span><text:span text:style-name="T33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44">Д</text:span><text:span text:style-name="T44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492572847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391925167" text:style-name="L53">
        <text:list-item>
          <text:p text:style-name="P210">lesson.17.tar.bz2</text:p>
        </text:list-item>
      </text:list>
      <text:list xml:id="list304377005" text:continue-list="list492572847" text:style-name="L52">
        <text:list-header>
          <text:p text:style-name="P251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30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33">нисходящем</text:span> порядке по <text:span text:style-name="T33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34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34">|</text:span><text:span text:style-name="T34">key</text:span><text:span text:style-name="T34">, </text:span><text:span text:style-name="T34">val</text:span><text:span text:style-name="T34">|</text:span></text:p>
      <text:p text:style-name="P50"><text:tab/><text:span text:style-name="T34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34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42">хорошее решение, использующее хэш вместо массива. итерирование по </text:span><text:soft-page-break/><text:span text:style-name="T42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952554477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673768090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45">% 100</text:span><text:span text:style-name="T45">0</text:span><text:span text:style-name="T45"> / 10</text:span><text:span text:style-name="T45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298904878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64853250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1">Шаг 2. </text:span><text:span text:style-name="T11">Работает ли сортировка для тесткейса #2?</text:span><text:span text:style-name="T11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4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468639590" text:continue-list="list673768090" text:style-name="L54">
        <text:list-item>
          <text:p text:style-name="P252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6">ß</text:span> --&gt; SS но не всякое SS -&gt; <text:span text:style-name="T46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41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207475588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546653269" text:style-name="L57">
              <text:list-item>
                <text:p text:style-name="P268">Do you just want stdout or do you need stderr as well? or even separated out? </text:p>
              </text:list-item>
              <text:list-item>
                <text:p text:style-name="P268">How big is your output? Do you want to hold the entire result in memory? </text:p>
              </text:list-item>
              <text:list-item>
                <text:p text:style-name="P268">Do you want to read some of your output while the subprocess is still running? </text:p>
              </text:list-item>
              <text:list-item>
                <text:p text:style-name="P268">Do you need result codes? </text:p>
              </text:list-item>
              <text:list-item>
                <text:p text:style-name="P269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41"><text:tab/>IO</text:span>.<text:span text:style-name="T41">popen</text:span>("date") { <text:span text:style-name="T41">|</text:span><text:span text:style-name="T41">io</text:span><text:span text:style-name="T41">|</text:span> <text:span text:style-name="T41">puts</text:span> <text:span text:style-name="T41">io</text:span>.<text:span text:style-name="T4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41"><text:tab/></text:span><text:span text:style-name="T41">io = </text:span><text:span text:style-name="T41">IO</text:span>.<text:span text:style-name="T4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79128705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659980728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<text:soft-page-break/>реализовать restore_spaces (slide 178). показать, как его тестировать на 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40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40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7"><text:tab/>IO.popen([</text:span><text:span text:style-name="T48">env</text:span>,] cmd, mode="r" [, opt])</text:p>
      <text:p text:style-name="P2"/>
      <text:p text:style-name="P16"><text:span text:style-name="T4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9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8">Регулярные выражения (разбор скриптов)<text:line-break/>String#scan<text:line-break/>MatchData</text:p>
          </table:table-cell>
          <table:table-cell table:style-name="Table25.A1" office:value-type="string">
            <text:p text:style-name="P149">Занятие 25</text:p>
            <text:p text:style-name="P14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8">РВ можно метчить двумя способами</text:span></text:span></text:p>
      <text:p text:style-name="Standard"><text:span text:style-name="Source_20_Text"><text:span text:style-name="T18">str =~ re или re =~ str <text:s/>#=&gt; возвращается число или nil</text:span></text:span></text:p>
      <text:p text:style-name="Standard"><text:span text:style-name="Source_20_Text"><text:span text:style-name="T18">str.match(re) или re.match(str) #=&gt; возвращается объект класса MatchData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объект класса MatchData инкапсулирует информацию о метче.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Это равнозначные конструкции.</text:span></text:span></text:p>
      <text:p text:style-name="Standard"><text:span text:style-name="Source_20_Text"><text:span text:style-name="T18">&gt;&gt;&gt; Объясните, как работают эти if-ы.</text:span></text:span></text:p>
      <text:p text:style-name="Standard"><text:span text:style-name="Source_20_Text"><text:span text:style-name="T18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18">if /l*o/.match(“hello”)</text:span></text:span></text:p>
            <text:p text:style-name="Standard"><text:span text:style-name="Source_20_Text"><text:span text:style-name="T18"><text:s text:c="2"/># are we here?</text:span></text:span></text:p>
            <text:p text:style-name="Standard"><text:span text:style-name="Source_20_Text"><text:span text:style-name="T18">end</text:span></text:span></text:p>
          </table:table-cell>
          <table:table-cell table:style-name="Table26.B1" office:value-type="string">
            <text:p text:style-name="Standard"><text:span text:style-name="Source_20_Text"><text:span text:style-name="T18">if “hello” =~ /l*o/</text:span></text:span></text:p>
            <text:p text:style-name="Standard"><text:span text:style-name="Source_20_Text"><text:span text:style-name="T18"><text:s text:c="2"/># are we here?</text:span></text:span></text:p>
            <text:p text:style-name="Standard"><text:span text:style-name="Source_20_Text"><text:span text:style-name="T18">end</text:span></text:span></text:p>
          </table:table-cell>
        </table:table-row>
      </table:table>
      <text:p text:style-name="Standard"><text:span text:style-name="Source_20_Text"><text:span text:style-name="T18"/></text:span></text:p>
      <text:p text:style-name="Standard"><text:span text:style-name="Source_20_Text"><text:span text:style-name="T18">Будет ли работать вот такое условие? Чем будет равна переменная md</text:span></text:span></text:p>
      <text:p text:style-name="Standard"><text:span text:style-name="Source_20_Text"><text:span text:style-name="T18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18">if md = “hello”.match(/l*o/)</text:span></text:span></text:p>
            <text:p text:style-name="Standard"><text:span text:style-name="Source_20_Text"><text:span text:style-name="T18"><text:s text:c="2"/># are we here?</text:span></text:span></text:p>
            <text:p text:style-name="Standard"><text:span text:style-name="Source_20_Text"><text:span text:style-name="T18">end</text:span></text:span></text:p>
            <text:p text:style-name="Standard"><text:span text:style-name="Source_20_Text"><text:span text:style-name="T18"/></text:span></text:p>
            <text:p text:style-name="Standard"><text:span text:style-name="Source_20_Text"><text:span text:style-name="T18">будет работать, потому что md не nil</text:span></text:span></text:p>
            <text:p text:style-name="Standard"><text:span text:style-name="Source_20_Text"><text:span text:style-name="T18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18">if md = “hello” =~ /l*o/</text:span></text:span></text:p>
            <text:p text:style-name="Standard"><text:span text:style-name="Source_20_Text"><text:span text:style-name="T18"><text:s text:c="2"/># are we here?</text:span></text:span></text:p>
            <text:p text:style-name="Standard"><text:span text:style-name="Source_20_Text"><text:span text:style-name="T18">end</text:span></text:span></text:p>
            <text:p text:style-name="Standard"><text:span text:style-name="Source_20_Text"><text:span text:style-name="T18"/></text:span></text:p>
            <text:p text:style-name="Standard"><text:span text:style-name="Source_20_Text"><text:span text:style-name="T18">будет работать, то md здесь не MatchData, так как =~ не возвращает MatchData</text:span></text:span></text:p>
            <text:p text:style-name="Standard"><text:span text:style-name="Source_20_Text"><text:span text:style-name="T18">md = 2</text:span></text:span></text:p>
          </table:table-cell>
        </table:table-row>
      </table:table>
      <text:p text:style-name="Standard"><text:span text:style-name="Source_20_Text"><text:span text:style-name="T18"/></text:span></text:p>
      <text:p text:style-name="Standard"><text:span text:style-name="Source_20_Text"><text:span text:style-name="T18">см. lesson.25/match_data/test_match_data_1</text:span></text:span></text:p>
      <text:p text:style-name="Standard"><text:span text:style-name="Source_20_Text"><text:span text:style-name="T18">&gt;&gt;&gt;вывод: можно совмещать проверку условия и присваивание, когда это удобно<text:line-break/></text:span></text:span></text:p>
      <text:p text:style-name="Standard"><text:soft-page-break/><text:span text:style-name="Source_20_Text"><text:span text:style-name="T18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 “hello, world” =~ /(l*o),\s(\w+)/</text:span></text:span></text:p>
      <text:p text:style-name="Standard"><text:span text:style-name="Source_20_Text"><text:span text:style-name="T18"><text:tab/>puts $1 #=&gt; llo</text:span></text:span></text:p>
      <text:p text:style-name="Standard"><text:span text:style-name="Source_20_Text"><text:span text:style-name="T18"><text:tab/>puts $2 #=&gt; world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test_match_data_2</text:span></text:span></text:p>
      <text:p text:style-name="Standard"><text:span text:style-name="Source_20_Text"><text:span text:style-name="T18">&gt;&gt;&gt; демо для Regexp.last_match и $~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18">&gt;&gt;&gt; Это то что надо!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test_match_data_6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9">Похоже, документация врет: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19">Using =~ operator with a String and Regexp the $~ global variable is set after a successful match.</text:span></text:span></text:p>
      <text:p text:style-name="Standard"><text:span text:style-name="Source_20_Text"><text:span text:style-name="T19"/></text:span></text:p>
      <text:p text:style-name="Standard"><text:span text:style-name="Source_20_Text"><text:span text:style-name="T21">#чтотонетак!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8">Как ни странно, вызов match внутри метода не изменяет внешнее (по отношению к методу) состояние </text:span></text:span><text:soft-page-break/><text:span text:style-name="Source_20_Text"><text:span text:style-name="T18">переменных, устанавливаемых match.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test_match_data_7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21">Задания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8">!!! Вопрос 1. что содержится в Regexp.last_match в скрипте test_match_data_3</text:span></text:span></text:p>
      <text:p text:style-name="P248"/>
      <text:p text:style-name="Standard"><text:span text:style-name="Source_20_Text"><text:span text:style-name="T18"><text:tab/>str = “Hello, World”</text:span></text:span></text:p>
      <text:p text:style-name="Standard"><text:span text:style-name="Source_20_Text"><text:span text:style-name="T18"><text:tab/>str =~ /[[:punct:]]/ &amp;&amp; str =~ /[[:upper:]]/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Результат какой из двух операций String#=~ будет доступен через Regexp.last_match?</text:span></text:span></text:p>
      <text:p text:style-name="Standard"><text:span text:style-name="Source_20_Text"><text:span text:style-name="T18">Ответ: второй, будет заметчена прописная H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str = “Hello, World”</text:span></text:span></text:p>
      <text:p text:style-name="Standard"><text:span text:style-name="Source_20_Text"><text:span text:style-name="T18"><text:tab/>str =~ /[[:punct:]]/ || str =~ /[[:upper:]]/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Ответ: первой, будет заметчен знак пунктуации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!!! Задание: Исследуйте скрипт test_match_data_5. Как </text:span></text:span><text:soft-page-break/><text:span text:style-name="Source_20_Text"><text:span text:style-name="T18">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18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18">&gt;&gt;&gt; если убрать скобки, получится жопа</text:span></text:span></text:p>
      <text:p text:style-name="Standard"><text:span text:style-name="Source_20_Text"><text:span text:style-name="T18">&gt;&gt;&gt; md1 = md2 = str.match(/[[:upper:]]/)</text:span></text:span></text:p>
      <text:p text:style-name="Standard"><text:span text:style-name="Source_20_Text"><text:span text:style-name="T18">&gt;&gt;&gt; словно скобки расставлены вот так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<text:tab/>md1 = </text:span></text:span><text:span text:style-name="Source_20_Text"><text:span text:style-name="T20">(</text:span></text:span><text:span text:style-name="Source_20_Text"><text:span text:style-name="T18"> str.match(/[[:punct:]]/) &amp;&amp; </text:span></text:span><text:span text:style-name="Source_20_Text"><text:span text:style-name="T19">(</text:span></text:span><text:span text:style-name="Source_20_Text"><text:span text:style-name="T18"> md2 = str.match(/[[:upper:]]/) </text:span></text:span><text:span text:style-name="Source_20_Text"><text:span text:style-name="T19">)</text:span></text:span><text:span text:style-name="Source_20_Text"><text:span text:style-name="T18"> </text:span></text:span><text:span text:style-name="Source_20_Text"><text:span text:style-name="T20">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str = “X_NN provides_VBZ a_AT flexible_JJ and_CC powerful_JJ Y_NN for_IN Z_NN”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d = str.match(/\w+_JJ[RT]? \w+_CC \w+_JJ[RT]?/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&gt; md.pre_match </text:span></text:span></text:p>
      <text:p text:style-name="Standard"><text:span text:style-name="Source_20_Text"><text:span text:style-name="T18">=&gt; "X_NN provides_VBZ a_AT "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&gt; md.post_match </text:span></text:span></text:p>
      <text:p text:style-name="Standard"><text:span text:style-name="Source_20_Text"><text:span text:style-name="T18">=&gt; " Y_NN for_IN Z_NN"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&gt; md[0] </text:span></text:span></text:p>
      <text:p text:style-name="Standard"><text:span text:style-name="Source_20_Text"><text:span text:style-name="T18">=&gt; "flexible_JJ and_CC powerful_JJ"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инонимы:</text:span></text:span></text:p>
      <text:p text:style-name="Standard"><text:span text:style-name="Source_20_Text"><text:span text:style-name="T18">$` то же, что и MatchData#pre_match</text:span></text:span></text:p>
      <text:p text:style-name="Standard"><text:span text:style-name="Source_20_Text"><text:span text:style-name="T18">$' то же, что и MatchData#post_match</text:span></text:span></text:p>
      <text:p text:style-name="Standard"><text:span text:style-name="Source_20_Text"><text:span text:style-name="T18">$&amp; то же, что и MatchData#[0]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test_finding_all_submatches_with_pos_match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21">Accessing backreferences</text:span></text:span></text:p>
      <text:p text:style-name="Standard"><text:span text:style-name="Source_20_Text"><text:span text:style-name="T21"/></text:span></text:p>
      <text:p text:style-name="Standard"><text:soft-page-break/><text:span text:style-name="Source_20_Text"><text:span text:style-name="T18">Как достать то, что было заметчено скобками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atchData#[]<text:tab/></text:span></text:span></text:p>
      <text:p text:style-name="Standard"><text:span text:style-name="Source_20_Text"><text:span text:style-name="T18">MatchData#captures =&gt; array</text:span></text:span></text:p>
      <text:p text:style-name="Standard"><text:span text:style-name="Source_20_Text"><text:span text:style-name="T18">MatchData#to_a =&gt; array</text:span></text:span></text:p>
      <text:p text:style-name="Standard"><text:span text:style-name="Source_20_Text"><text:span text:style-name="T18"><text:tab/>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str = “X_NN provides_VBZ a_AT flexible_JJ and_CC powerful_JJ Y_NN for_IN Z_NN”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d = str.match(/((\w+)_JJ[RT]?) (\w+)_CC ((\w+)_JJ[RT]?)/</text:span></text:span></text:p>
      <text:p text:style-name="Standard"><text:span text:style-name="Source_20_Text"><text:span text:style-name="T18">&gt;&gt;&gt; Как считать скобки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match_data/test_captures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то же, что и to_a,</text:span></text:span></text:p>
      <text:p text:style-name="Standard"><text:span text:style-name="Source_20_Text"><text:span text:style-name="T18">md[0] - вся заметченая строка</text:span></text:span></text:p>
      <text:p text:style-name="Standard"><text:span text:style-name="Source_20_Text"><text:span text:style-name="T18">md[1] - первая скобка</text:span></text:span></text:p>
      <text:p text:style-name="Standard"><text:span text:style-name="Source_20_Text"><text:span text:style-name="T18">md[2]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atchData#to_a – также хранит весь метч, под индексом 0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parenthesis #0: flexible_JJ and_CC powerful_JJ </text:span></text:span></text:p>
      <text:p text:style-name="Standard"><text:span text:style-name="Source_20_Text"><text:span text:style-name="T18">parenthesis #1: flexible_JJ </text:span></text:span></text:p>
      <text:p text:style-name="Standard"><text:span text:style-name="Source_20_Text"><text:span text:style-name="T18">parenthesis #2: flexible </text:span></text:span></text:p>
      <text:p text:style-name="Standard"><text:span text:style-name="Source_20_Text"><text:span text:style-name="T18">parenthesis #3: and </text:span></text:span></text:p>
      <text:p text:style-name="Standard"><text:span text:style-name="Source_20_Text"><text:span text:style-name="T18">parenthesis #4: powerful_JJ </text:span></text:span></text:p>
      <text:p text:style-name="Standard"><text:span text:style-name="Source_20_Text"><text:span text:style-name="T18">parenthesis #5: powerful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atchData#captures – только то, что попало в скобки, индексы смещены на 1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parenthesis #0: flexible_JJ </text:span></text:span></text:p>
      <text:p text:style-name="Standard"><text:span text:style-name="Source_20_Text"><text:span text:style-name="T18">parenthesis #1: flexible </text:span></text:span></text:p>
      <text:p text:style-name="Standard"><text:soft-page-break/><text:span text:style-name="Source_20_Text"><text:span text:style-name="T18">parenthesis #2: and </text:span></text:span></text:p>
      <text:p text:style-name="Standard"><text:span text:style-name="Source_20_Text"><text:span text:style-name="T18">parenthesis #3: powerful_JJ </text:span></text:span></text:p>
      <text:p text:style-name="Standard"><text:span text:style-name="Source_20_Text"><text:span text:style-name="T18">parenthesis #4: powerful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!!! Вопрос: что содержит глобальная переменная $0</text:span></text:span></text:p>
      <text:p text:style-name="Standard"><text:span text:style-name="Source_20_Text"><text:span text:style-name="T18">Ответ: имя скрипта, $0 не имеет отношения к MatchData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см. match_data/test_offsets<text:line-break/></text:span></text:span></text:p>
      <text:p text:style-name="Standard"><text:span text:style-name="Source_20_Text"><text:span text:style-name="T18">parenthesis #1: 'flexible_JJ', starts at 23, ends at 34, offset [23, 34]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md.begin(1) =&gt; 23</text:span></text:span></text:p>
      <text:p text:style-name="Standard"><text:span text:style-name="Source_20_Text"><text:span text:style-name="T18">md.end(1) =&gt; 34</text:span></text:span></text:p>
      <text:p text:style-name="Standard"><text:span text:style-name="Source_20_Text"><text:span text:style-name="T18">md.offset(1) =&gt; [23, 34]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18">Ответ: [23, 53]</text:span></text:span></text:p>
      <text:p text:style-name="Standard"><text:span text:style-name="Source_20_Text"><text:span text:style-name="T18">заменив на 0.upto(md.length-1)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parenthesis #0: 'flexible_JJ and_CC powerful_JJ', starts at 23, ends at 53, offset [23, 53] </text:span>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18"/></text:span></text:p>
      <text:p text:style-name="Standard"><text:soft-page-break/><text:span text:style-name="Source_20_Text"><text:span text:style-name="T5">&amp;&amp;&amp;&amp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0">Named groups/parenthesis</text:span></text:span></text:p>
      <text:p text:style-name="Standard"><text:span text:style-name="Source_20_Text"><text:span text:style-name="T10"/></text:span></text:p>
      <text:p text:style-name="Standard"><text:span text:style-name="Source_20_Text"><text:span text:style-name="T5">TODO: это касается скорей синтаксиса РВ, чем MatchData</text:span></text:span></text:p>
      <text:p text:style-name="Standard"><text:span text:style-name="Source_20_Text"><text:span text:style-name="T10"/></text:span></text:p>
      <text:p text:style-name="Standard"><text:span text:style-name="Source_20_Text"><text:span text:style-name="T10">Non-capturing parenthesis</text:span></text:span></text:p>
      <text:p text:style-name="Standard"><text:span text:style-name="Source_20_Text"><text:span text:style-name="T10"/></text:span></text:p>
      <text:p text:style-name="Standard"><text:span text:style-name="Source_20_Text"><text:span text:style-name="T5">TODO: это касается скорей синтаксиса РВ, чем MatchData</text:span></text:span></text:p>
      <text:p text:style-name="Standard"><text:span text:style-name="Source_20_Text"><text:span text:style-name="T10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оказать методы объекта класса MatchData#, приводя синонимичные им глобальные переменны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ожно ли утверждать, что эти глобальные переменные есть шорткаты к последнему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8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s text:c="2"/>$~ holds a MatchData object. Regexp.last_match is </text:span></text:span></text:p>
      <text:p text:style-name="Standard"><text:span text:style-name="Source_20_Text"><text:span text:style-name="T5">equivalent to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== Special global variables </text:span></text:span><text:span text:style-name="Source_20_Text"><text:span text:style-name="T6">===&gt; есть сининомичные названи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8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oft-page-break/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2046245235" text:style-name="L60">
        <text:list-item>
          <text:p text:style-name="P240"><text:span text:style-name="T11">select!/keep_if – изменяют и</text:span>сх<text:span text:style-name="T11">одный объ</text:span>ек<text:span text:style-name="T11">т</text:span></text:p>
        </text:list-item>
        <text:list-item>
          <text:p text:style-name="P240"><text:span text:style-name="T11">select в</text:span>о<text:span text:style-name="T11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581989244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889845715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6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6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24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31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24">!!! задание: попробовать в irb. Измениться ли значение переменной a ?</text:span></text:span></text:p>
      <text:p text:style-name="P97"><text:span text:style-name="Source_20_Text"><text:span text:style-name="T24"/></text:span></text:p>
      <text:p text:style-name="P138"><text:span text:style-name="Source_20_Text"><text:span text:style-name="T24">a ||= 2</text:span></text:span></text:p>
      <text:p text:style-name="P129"><text:span text:style-name="Source_20_Text"><text:span text:style-name="T12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21T10:56:09</dc:date>
    <meta:editing-duration>P13DT1H46M21S</meta:editing-duration>
    <meta:editing-cycles>1335</meta:editing-cycles>
    <dc:creator>Nikolai Krot</dc:creator>
    <meta:document-statistic meta:table-count="43" meta:image-count="0" meta:object-count="0" meta:page-count="109" meta:paragraph-count="2926" meta:word-count="16371" meta:character-count="104849" meta:non-whitespace-character-count="96912"/>
  </office:meta>
</office:document-meta>
</file>